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Mono" svg:font-family="FreeMono"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TeX Gyre Cursor" svg:font-family="'TeX Gyre Cursor'" style:font-pitch="fixed"/>
  </office:font-face-decls>
  <office:automatic-styles>
    <style:style style:name="P1" style:family="paragraph" style:parent-style-name="Standard">
      <style:paragraph-properties fo:line-height="200%"/>
      <style:text-properties style:font-name="FreeMono"/>
    </style:style>
    <style:style style:name="P2" style:family="paragraph" style:parent-style-name="Standard">
      <style:paragraph-properties fo:line-height="200%"/>
      <style:text-properties style:font-name="FreeMono" officeooo:paragraph-rsid="0016a7dc"/>
    </style:style>
    <style:style style:name="P3" style:family="paragraph" style:parent-style-name="Standard">
      <style:paragraph-properties fo:line-height="200%"/>
      <style:text-properties style:font-name="FreeMono" officeooo:paragraph-rsid="0017b8ae"/>
    </style:style>
    <style:style style:name="P4" style:family="paragraph" style:parent-style-name="Standard">
      <style:paragraph-properties fo:line-height="200%" fo:break-before="page"/>
      <style:text-properties style:font-name="FreeMono" officeooo:paragraph-rsid="0017b8ae"/>
    </style:style>
    <style:style style:name="P5" style:family="paragraph" style:parent-style-name="Standard">
      <style:paragraph-properties fo:line-height="200%"/>
      <style:text-properties style:font-name="FreeMono" officeooo:paragraph-rsid="0019b688"/>
    </style:style>
    <style:style style:name="T1" style:family="text">
      <style:text-properties officeooo:rsid="0016a7dc"/>
    </style:style>
    <style:style style:name="T2" style:family="text">
      <style:text-properties officeooo:rsid="0019b6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3-12-1967</text:p>
      <text:p text:style-name="P1"/>
      <text:p text:style-name="P1">NZVNJIN BMZZODIBN.</text:p>
      <text:p text:style-name="P1"/>
      <text:p text:style-name="P1">D VH VAMVDY OCZMZ CVN WZZI V HDS-PK RDOC JPM GPBBVBZ. OCZ XJYZ AJM HDIZ DN AJPM ADQZ JIZ. KGZVNZ AZZY NKJO JM XCMDNOHVN DN MPDIZY. OCVIFN.</text:p>
      <text:p text:style-name="P1"/>
      <text:p text:style-name="P1">A<text:span text:style-name="T1">|</text:span>B<text:span text:style-name="T1">|</text:span>C<text:span text:style-name="T1">|</text:span>D<text:span text:style-name="T1">|</text:span>E<text:span text:style-name="T1">|</text:span>F<text:span text:style-name="T1">|</text:span>G<text:span text:style-name="T1">|</text:span>H<text:span text:style-name="T1">|</text:span>I<text:span text:style-name="T1">|</text:span>J<text:span text:style-name="T1">|</text:span>K<text:span text:style-name="T1">|</text:span>L<text:span text:style-name="T1">|</text:span>M<text:span text:style-name="T1">|</text:span>N<text:span text:style-name="T1">|</text:span>O<text:span text:style-name="T1">|</text:span>P<text:span text:style-name="T1">|</text:span>Q<text:span text:style-name="T1">|</text:span>R<text:span text:style-name="T1">|</text:span>S<text:span text:style-name="T1">|</text:span>T<text:span text:style-name="T1">|</text:span>U<text:span text:style-name="T1">|</text:span>V<text:span text:style-name="T1">|</text:span>W<text:span text:style-name="T1">|</text:span>X<text:span text:style-name="T1">|</text:span>Y<text:span text:style-name="T1">|</text:span>Z</text:p>
      <text:p text:style-name="P1">V<text:span text:style-name="T1">|</text:span>W<text:span text:style-name="T1">|</text:span>X<text:span text:style-name="T1">|</text:span>Y<text:span text:style-name="T1">|</text:span>Z<text:span text:style-name="T1">|</text:span>A<text:span text:style-name="T1">|</text:span>B<text:span text:style-name="T1">|</text:span>C<text:span text:style-name="T1">|</text:span>D<text:span text:style-name="T1">|</text:span>E<text:span text:style-name="T1">|</text:span>F<text:span text:style-name="T1">|</text:span>G<text:span text:style-name="T1">|</text:span>H<text:span text:style-name="T1">|</text:span>I<text:span text:style-name="T1">|</text:span>J<text:span text:style-name="T1">|</text:span>K<text:span text:style-name="T1">|</text:span>L<text:span text:style-name="T1">|</text:span>M<text:span text:style-name="T1">|</text:span>N<text:span text:style-name="T1">|</text:span>O<text:span text:style-name="T1">|</text:span>P<text:span text:style-name="T1">|</text:span>Q<text:span text:style-name="T1">|</text:span>R<text:span text:style-name="T1">|</text:span>S<text:span text:style-name="T1">|</text:span>T<text:span text:style-name="T1">|</text:span>U</text:p>
      <text:p text:style-name="P1"/>
      <text:p text:style-name="P2"/>
      <text:p text:style-name="P2">23-12-1967</text:p>
      <text:p text:style-name="P2"/>
      <text:p text:style-name="P2">NZVNJIN BMZZODIBN.</text:p>
      <text:p text:style-name="P2"/>
      <text:p text:style-name="P2">D VH VAMVDY OCZMZ CVN WZZI V HDS-PK RDOC JPM GPBBVBZ. OCZ XJYZ AJM HDIZ DN AJPM ADQZ JIZ. KGZVNZ AZZY NKJO JM XCMDNOHVN DN MPDIZY. OCVIFN.</text:p>
      <text:p text:style-name="P2"/>
      <text:p text:style-name="P3">A<text:span text:style-name="T1">|</text:span>B<text:span text:style-name="T1">|</text:span>C<text:span text:style-name="T1">|</text:span>D<text:span text:style-name="T1">|</text:span>E<text:span text:style-name="T1">|</text:span>F<text:span text:style-name="T1">|</text:span>G<text:span text:style-name="T1">|</text:span>H<text:span text:style-name="T1">|</text:span>I<text:span text:style-name="T1">|</text:span>J<text:span text:style-name="T1">|</text:span>K<text:span text:style-name="T1">|</text:span>L<text:span text:style-name="T1">|</text:span>M<text:span text:style-name="T1">|</text:span>N<text:span text:style-name="T1">|</text:span>O<text:span text:style-name="T1">|</text:span>P<text:span text:style-name="T1">|</text:span>Q<text:span text:style-name="T1">|</text:span>R<text:span text:style-name="T1">|</text:span>S<text:span text:style-name="T1">|</text:span>T<text:span text:style-name="T1">|</text:span>U<text:span text:style-name="T1">|</text:span>V<text:span text:style-name="T1">|</text:span>W<text:span text:style-name="T1">|</text:span>X<text:span text:style-name="T1">|</text:span>Y<text:span text:style-name="T1">|</text:span>Z</text:p>
      <text:p text:style-name="P3">V<text:span text:style-name="T1">|</text:span>W<text:span text:style-name="T1">|</text:span>X<text:span text:style-name="T1">|</text:span>Y<text:span text:style-name="T1">|</text:span>Z<text:span text:style-name="T1">|</text:span>A<text:span text:style-name="T1">|</text:span>B<text:span text:style-name="T1">|</text:span>C<text:span text:style-name="T1">|</text:span>D<text:span text:style-name="T1">|</text:span>E<text:span text:style-name="T1">|</text:span>F<text:span text:style-name="T1">|</text:span>G<text:span text:style-name="T1">|</text:span>H<text:span text:style-name="T1">|</text:span>I<text:span text:style-name="T1">|</text:span>J<text:span text:style-name="T1">|</text:span>K<text:span text:style-name="T1">|</text:span>L<text:span text:style-name="T1">|</text:span>M<text:span text:style-name="T1">|</text:span>N<text:span text:style-name="T1">|</text:span>O<text:span text:style-name="T1">|</text:span>P<text:span text:style-name="T1">|</text:span>Q<text:span text:style-name="T1">|</text:span>R<text:span text:style-name="T1">|</text:span>S<text:span text:style-name="T1">|</text:span>T<text:span text:style-name="T1">|</text:span>U</text:p>
      <text:p text:style-name="P3"/>
      <text:p text:style-name="P4">1-1-1968</text:p>
      <text:p text:style-name="P3"/>
      <text:p text:style-name="P3">SLAAJ YPH JPLC!!!</text:p>
      <text:p text:style-name="P3"/>
      <text:p text:style-name="P3">AWPLDP LNNPAE XJ LAZWZRTPD QZC OTDEFCMTYR JZFC NSPDD RLXP ZY ESP HLJ ZFE. TQ JZF PGPC QTYO ESP HSTEP VTYR ESPY SP DSZFWO MP ZY RZWQ ZYP. WZZVD WTVP XLEP TY ESCPP HTES MWLNV EZ XZGP. RZZO WFNV!</text:p>
      <text:p text:style-name="P3"/>
      <text:p text:style-name="P3">A<text:span text:style-name="T2">|</text:span>B<text:span text:style-name="T2">|</text:span>C<text:span text:style-name="T2">|</text:span>D<text:span text:style-name="T2">|</text:span>E<text:span text:style-name="T2">|</text:span>F<text:span text:style-name="T2">|</text:span>G<text:span text:style-name="T2">|</text:span>H<text:span text:style-name="T2">|</text:span>I<text:span text:style-name="T2">|</text:span>J<text:span text:style-name="T2">|</text:span>K<text:span text:style-name="T2">|</text:span>L<text:span text:style-name="T2">|</text:span>M<text:span text:style-name="T2">|</text:span>N<text:span text:style-name="T2">|</text:span>O<text:span text:style-name="T2">|</text:span>P<text:span text:style-name="T2">|</text:span>Q<text:span text:style-name="T2">|</text:span>R<text:span text:style-name="T2">|</text:span>S<text:span text:style-name="T2">|</text:span>T<text:span text:style-name="T2">|</text:span>U<text:span text:style-name="T2">|</text:span>V<text:span text:style-name="T2">|</text:span>W<text:span text:style-name="T2">|</text:span>X<text:span text:style-name="T2">|</text:span>Y<text:span text:style-name="T2">|</text:span>Z</text:p>
      <text:p text:style-name="P3">L<text:span text:style-name="T2">|</text:span>M<text:span text:style-name="T2">|</text:span>N<text:span text:style-name="T2">|</text:span>O<text:span text:style-name="T2">|</text:span>P<text:span text:style-name="T2">|</text:span>Q<text:span text:style-name="T2">|</text:span>R<text:span text:style-name="T2">|</text:span>S<text:span text:style-name="T2">|</text:span>T<text:span text:style-name="T2">|</text:span>U<text:span text:style-name="T2">|</text:span>V<text:span text:style-name="T2">|</text:span>W<text:span text:style-name="T2">|</text:span>X<text:span text:style-name="T2">|</text:span>Y<text:span text:style-name="T2">|</text:span>Z<text:span text:style-name="T2">|</text:span>A<text:span text:style-name="T2">|</text:span>B<text:span text:style-name="T2">|</text:span>C<text:span text:style-name="T2">|</text:span>D<text:span text:style-name="T2">|</text:span>E<text:span text:style-name="T2">|</text:span>F<text:span text:style-name="T2">|</text:span>G<text:span text:style-name="T2">|</text:span>H<text:span text:style-name="T2">|</text:span>I<text:span text:style-name="T2">|</text:span>J<text:span text:style-name="T2">|</text:span>K</text:p>
      <text:p text:style-name="P3"/>
      <text:p text:style-name="P5">A<text:span text:style-name="T2">|</text:span>B<text:span text:style-name="T2">|</text:span>C<text:span text:style-name="T2">|</text:span>D<text:span text:style-name="T2">|</text:span>E<text:span text:style-name="T2">|</text:span>F<text:span text:style-name="T2">|</text:span>G<text:span text:style-name="T2">|</text:span>H<text:span text:style-name="T2">|</text:span>I<text:span text:style-name="T2">|</text:span>J<text:span text:style-name="T2">|</text:span>K<text:span text:style-name="T2">|</text:span>L<text:span text:style-name="T2">|</text:span>M<text:span text:style-name="T2">|</text:span>N<text:span text:style-name="T2">|</text:span>O<text:span text:style-name="T2">|</text:span>P<text:span text:style-name="T2">|</text:span>Q<text:span text:style-name="T2">|</text:span>R<text:span text:style-name="T2">|</text:span>S<text:span text:style-name="T2">|</text:span>T<text:span text:style-name="T2">|</text:span>U<text:span text:style-name="T2">|</text:span>V<text:span text:style-name="T2">|</text:span>W<text:span text:style-name="T2">|</text:span>X<text:span text:style-name="T2">|</text:span>Y<text:span text:style-name="T2">|</text:span>Z</text:p>
      <text:p text:style-name="P5"><text:span text:style-name="T2"><text:s/>| | | | | | | | | | | | | | | | | | | | | | | | | </text:span></text:p>
      <text:p text:style-name="P5"/>
      <text:p text:style-name="P5"/>
      <text:p text:style-name="P5">1-1-1968</text:p>
      <text:p text:style-name="P5"/>
      <text:p text:style-name="P5">SLAAJ YPH JPLC!!!</text:p>
      <text:p text:style-name="P5"/>
      <text:p text:style-name="P5">AWPLDP LNNPAE XJ LAZWZRTPD QZC OTDEFCMTYR JZFC NSPDD RLXP ZY ESP HLJ ZFE. TQ JZF PGPC QTYO ESP HSTEP VTYR ESPY SP DSZFWO MP ZY RZWQ ZYP. WZZVD WTVP XLEP TY ESCPP HTES MWLNV EZ XZGP. RZZO WFNV!</text:p>
      <text:p text:style-name="P5"/>
      <text:p text:style-name="P5">A<text:span text:style-name="T2">|</text:span>B<text:span text:style-name="T2">|</text:span>C<text:span text:style-name="T2">|</text:span>D<text:span text:style-name="T2">|</text:span>E<text:span text:style-name="T2">|</text:span>F<text:span text:style-name="T2">|</text:span>G<text:span text:style-name="T2">|</text:span>H<text:span text:style-name="T2">|</text:span>I<text:span text:style-name="T2">|</text:span>J<text:span text:style-name="T2">|</text:span>K<text:span text:style-name="T2">|</text:span>L<text:span text:style-name="T2">|</text:span>M<text:span text:style-name="T2">|</text:span>N<text:span text:style-name="T2">|</text:span>O<text:span text:style-name="T2">|</text:span>P<text:span text:style-name="T2">|</text:span>Q<text:span text:style-name="T2">|</text:span>R<text:span text:style-name="T2">|</text:span>S<text:span text:style-name="T2">|</text:span>T<text:span text:style-name="T2">|</text:span>U<text:span text:style-name="T2">|</text:span>V<text:span text:style-name="T2">|</text:span>W<text:span text:style-name="T2">|</text:span>X<text:span text:style-name="T2">|</text:span>Y<text:span text:style-name="T2">|</text:span>Z</text:p>
      <text:p text:style-name="P5">L<text:span text:style-name="T2">|</text:span>M<text:span text:style-name="T2">|</text:span>N<text:span text:style-name="T2">|</text:span>O<text:span text:style-name="T2">|</text:span>P<text:span text:style-name="T2">|</text:span>Q<text:span text:style-name="T2">|</text:span>R<text:span text:style-name="T2">|</text:span>S<text:span text:style-name="T2">|</text:span>T<text:span text:style-name="T2">|</text:span>U<text:span text:style-name="T2">|</text:span>V<text:span text:style-name="T2">|</text:span>W<text:span text:style-name="T2">|</text:span>X<text:span text:style-name="T2">|</text:span>Y<text:span text:style-name="T2">|</text:span>Z<text:span text:style-name="T2">|</text:span>A<text:span text:style-name="T2">|</text:span>B<text:span text:style-name="T2">|</text:span>C<text:span text:style-name="T2">|</text:span>D<text:span text:style-name="T2">|</text:span>E<text:span text:style-name="T2">|</text:span>F<text:span text:style-name="T2">|</text:span>G<text:span text:style-name="T2">|</text:span>H<text:span text:style-name="T2">|</text:span>I<text:span text:style-name="T2">|</text:span>J<text:span text:style-name="T2">|</text:span>K</text:p>
      <text:p text:style-name="P5"/>
      <text:p text:style-name="P5">A<text:span text:style-name="T2">|</text:span>B<text:span text:style-name="T2">|</text:span>C<text:span text:style-name="T2">|</text:span>D<text:span text:style-name="T2">|</text:span>E<text:span text:style-name="T2">|</text:span>F<text:span text:style-name="T2">|</text:span>G<text:span text:style-name="T2">|</text:span>H<text:span text:style-name="T2">|</text:span>I<text:span text:style-name="T2">|</text:span>J<text:span text:style-name="T2">|</text:span>K<text:span text:style-name="T2">|</text:span>L<text:span text:style-name="T2">|</text:span>M<text:span text:style-name="T2">|</text:span>N<text:span text:style-name="T2">|</text:span>O<text:span text:style-name="T2">|</text:span>P<text:span text:style-name="T2">|</text:span>Q<text:span text:style-name="T2">|</text:span>R<text:span text:style-name="T2">|</text:span>S<text:span text:style-name="T2">|</text:span>T<text:span text:style-name="T2">|</text:span>U<text:span text:style-name="T2">|</text:span>V<text:span text:style-name="T2">|</text:span>W<text:span text:style-name="T2">|</text:span>X<text:span text:style-name="T2">|</text:span>Y<text:span text:style-name="T2">|</text:span>Z</text:p>
      <text:p text:style-name="P5"><text:span text:style-name="T2"><text:s/>| | | | | | | | | | | | | | | | | | | | | | | | | </text:span></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Mono" svg:font-family="FreeMono"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TeX Gyre Cursor" svg:font-family="'TeX Gyre Cursor'"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H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H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30T16:17:24.423769553</meta:creation-date>
    <dc:date>2022-12-30T16:27:30.397135659</dc:date>
    <meta:editing-duration>PT10M4S</meta:editing-duration>
    <meta:editing-cycles>4</meta:editing-cycles>
    <meta:generator>LibreOffice/7.3.7.2$Linux_X86_64 LibreOffice_project/30$Build-2</meta:generator>
    <meta:document-statistic meta:table-count="0" meta:image-count="0" meta:object-count="0" meta:page-count="2" meta:paragraph-count="24" meta:word-count="204" meta:character-count="1378" meta:non-whitespace-character-count="1194"/>
  </office:meta>
</office:document-meta>
</file>